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4ea6b" draw:fill-color="#d4ea6b" draw:textarea-horizontal-align="justify" draw:textarea-vertical-align="middle" draw:auto-grow-height="false" fo:min-height="16cm" fo:min-width="12.5cm"/>
    </style:style>
    <style:style style:name="gr2" style:family="graphic" style:parent-style-name="standard">
      <style:graphic-properties svg:stroke-color="#ffff00" draw:fill-color="#ffffa6" draw:textarea-horizontal-align="justify" draw:textarea-vertical-align="middle" draw:auto-grow-height="false" fo:min-height="16cm" fo:min-width="12.75cm"/>
    </style:style>
    <style:style style:name="gr3" style:family="graphic" style:parent-style-name="standard">
      <style:graphic-properties svg:stroke-color="#3465a4" draw:fill-color="#b4c7dc" draw:textarea-horizontal-align="justify" draw:textarea-vertical-align="middle" draw:auto-grow-height="false" fo:min-height="4.25cm" fo:min-width="3.5cm"/>
    </style:style>
    <style:style style:name="gr4" style:family="graphic" style:parent-style-name="standard">
      <style:graphic-properties svg:stroke-color="#3465a4" draw:fill-color="#b4c7dc" draw:textarea-horizontal-align="justify" draw:textarea-vertical-align="middle" draw:auto-grow-height="false" fo:min-height="4.25cm" fo:min-width="6.25cm"/>
    </style:style>
    <style:style style:name="gr5" style:family="graphic" style:parent-style-name="standard">
      <style:graphic-properties svg:stroke-color="#3465a4" draw:fill-color="#b4c7dc" draw:textarea-horizontal-align="justify" draw:textarea-vertical-align="middle" draw:auto-grow-height="false" fo:min-height="4.25cm" fo:min-width="6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svg:stroke-color="#3465a4" draw:fill-color="#ffffa6" draw:textarea-horizontal-align="justify" draw:textarea-vertical-align="middle" draw:auto-grow-height="false" fo:min-height="0cm" fo:min-width="2.125cm"/>
    </style:style>
    <style:style style:name="gr11" style:family="graphic" style:parent-style-name="standard">
      <style:graphic-properties draw:stroke="none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svg:stroke-color="#ff0000" draw:fill-color="#ffffff" dr3d:vertical-segments="16" dr3d:close-front="true" dr3d:close-back="true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126cm" fo:min-width="2.125cm"/>
    </style:style>
    <style:style style:name="gr14" style:family="graphic" style:parent-style-name="standard">
      <style:graphic-properties draw:stroke="none" svg:stroke-color="#ff0000" draw:fill-color="#ffffff" dr3d:vertical-segments="16" dr3d:backface-culling="disabled" dr3d:close-front="true" dr3d:close-back="true"/>
    </style:style>
    <style:style style:name="gr15" style:family="graphic" style:parent-style-name="standard">
      <style:graphic-properties draw:stroke="none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1467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color="#ff0000" draw:fill-color="#a1467e" dr3d:vertical-segments="16" dr3d:backface-culling="disabled" dr3d:close-front="true" dr3d:close-back="true"/>
    </style:style>
    <style:style style:name="gr17" style:family="graphic" style:parent-style-name="standard">
      <style:graphic-properties svg:stroke-color="#ff4000" draw:fill-color="#780373" draw:textarea-horizontal-align="justify" draw:textarea-vertical-align="middle" draw:auto-grow-height="false" fo:min-height="0.5cm" fo:min-width="5.625cm"/>
    </style:style>
    <style:style style:name="gr18" style:family="graphic" style:parent-style-name="standard">
      <style:graphic-properties draw:stroke="none" svg:stroke-width="0cm" svg:stroke-color="#8d1d75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1467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9" style:family="graphic" style:parent-style-name="standard">
      <style:graphic-properties draw:stroke="none" svg:stroke-color="#8d1d75" draw:fill-color="#a1467e" dr3d:vertical-segments="16" dr3d:backface-culling="disabled" dr3d:close-front="true" dr3d:close-back="true"/>
    </style:style>
    <style:style style:name="gr20" style:family="graphic" style:parent-style-name="standard">
      <style:graphic-properties draw:stroke="none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a6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1" style:family="graphic" style:parent-style-name="standard">
      <style:graphic-properties draw:stroke="none" svg:stroke-color="#ff0000" draw:fill-color="#ffa6a6" dr3d:vertical-segments="16" dr3d:backface-culling="disabled" dr3d:close-front="true" dr3d:close-back="true"/>
    </style:style>
    <style:style style:name="gr22" style:family="graphic" style:parent-style-name="standard">
      <style:graphic-properties svg:stroke-color="#3465a4" draw:fill-color="#ffbf00" draw:textarea-horizontal-align="justify" draw:textarea-vertical-align="middle" draw:auto-grow-height="false" fo:min-height="0.201cm" fo:min-width="5.016cm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780373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cm" svg:height="16.25cm" svg:x="15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5cm" svg:height="16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.5cm" svg:x="24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75cm" svg:height="4.5cm" svg:x="16.25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4.5cm" svg:x="6.75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.5cm" svg:x="1.75cm" svg:y="4.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0.682cm" svg:height="0.962cm" svg:x="3.5cm" svg:y="1.25cm">
          <draw:text-box>
            <text:p>Отделение Шейпинга (ограничения трафика) от Транспорта (шины) </text:p>
          </draw:text-box>
        </draw:frame>
        <draw:frame draw:style-name="gr6" draw:text-style-name="P4" draw:layer="layout" svg:width="2.352cm" svg:height="0.878cm" svg:x="7.5cm" svg:y="2.622cm">
          <draw:text-box>
            <text:p><text:span text:style-name="T1">Клиент</text:span></text:p>
          </draw:text-box>
        </draw:frame>
        <draw:frame draw:style-name="gr6" draw:text-style-name="P4" draw:layer="layout" svg:width="4.816cm" svg:height="0.878cm" svg:x="8.184cm" svg:y="4.75cm">
          <draw:text-box>
            <text:p><text:span text:style-name="T1">Шейпер клиента</text:span></text:p>
          </draw:text-box>
        </draw:frame>
        <draw:frame draw:style-name="gr7" draw:text-style-name="P4" draw:layer="layout" svg:width="5.5cm" svg:height="0.878cm" svg:x="16.75cm" svg:y="4.872cm">
          <draw:text-box>
            <text:p><text:span text:style-name="T1">Шейпер сервера</text:span></text:p>
          </draw:text-box>
        </draw:frame>
        <draw:frame draw:style-name="gr8" draw:text-style-name="P4" draw:layer="layout" svg:width="2.5cm" svg:height="0.878cm" svg:x="21.25cm" svg:y="2.75cm">
          <draw:text-box>
            <text:p><text:span text:style-name="T1">Сервер</text:span></text:p>
          </draw:text-box>
        </draw:frame>
        <draw:frame draw:style-name="gr6" draw:text-style-name="P4" draw:layer="layout" svg:width="2.454cm" svg:height="0.878cm" svg:x="7.546cm" svg:y="6cm">
          <draw:text-box>
            <text:p><text:span text:style-name="T1">Сервер</text:span></text:p>
          </draw:text-box>
        </draw:frame>
        <draw:frame draw:style-name="gr6" draw:text-style-name="P4" draw:layer="layout" svg:width="2.352cm" svg:height="0.878cm" svg:x="10.898cm" svg:y="6cm">
          <draw:text-box>
            <text:p><text:span text:style-name="T1">Клиент</text:span></text:p>
          </draw:text-box>
        </draw:frame>
        <draw:frame draw:style-name="gr9" draw:text-style-name="P4" draw:layer="layout" svg:width="3cm" svg:height="1cm" svg:x="16.343cm" svg:y="6.128cm">
          <draw:text-box>
            <text:p><text:span text:style-name="T1">Сервер</text:span></text:p>
          </draw:text-box>
        </draw:frame>
        <draw:frame draw:style-name="gr6" draw:text-style-name="P4" draw:layer="layout" svg:width="2.352cm" svg:height="0.878cm" svg:x="19.898cm" svg:y="6.128cm">
          <draw:text-box>
            <text:p><text:span text:style-name="T1">Клиент</text:span></text:p>
          </draw:text-box>
        </draw:frame>
        <draw:custom-shape draw:style-name="gr10" draw:text-style-name="P2" draw:layer="layout" svg:width="3cm" svg:height="0.5cm" svg:x="4.5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cm" svg:height="0.5cm" svg:x="22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cm" svg:height="0.5cm" svg:x="8cm" svg:y="7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cm" svg:height="0.5cm" svg:x="17.75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1" svg:width="3.25cm" svg:height="5.5cm" svg:x="2.75cm" svg:y="10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aw:custom-shape draw:style-name="gr13" draw:text-style-name="P5" draw:layer="layout" svg:width="3cm" svg:height="0.75cm" svg:x="4.5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1" svg:width="2cm" svg:height="2cm" svg:x="8.25cm" svg:y="14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1" svg:width="2cm" svg:height="2cm" svg:x="8.25cm" svg:y="12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5" svg:width="2cm" svg:height="2cm" svg:x="8.25cm" svg:y="10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17" draw:text-style-name="P6" draw:layer="layout" svg:width="7cm" svg:height="1.5cm" svg:x="11.25cm" svg:y="1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1" svg:width="3.25cm" svg:height="5.5cm" svg:x="24.25cm" svg:y="10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aw:custom-shape draw:style-name="gr13" draw:text-style-name="P5" draw:layer="layout" svg:width="3cm" svg:height="0.75cm" svg:x="20.7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8" svg:width="2cm" svg:height="2cm" svg:x="18.5cm" svg:y="1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1" svg:width="2cm" svg:height="2cm" svg:x="18.5cm" svg:y="10.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1" svg:width="3.25cm" svg:height="5.5cm" svg:x="2.75cm" svg:y="10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aw:custom-shape draw:style-name="gr13" draw:text-style-name="P5" draw:layer="layout" svg:width="3cm" svg:height="0.75cm" svg:x="4.5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1" svg:width="2cm" svg:height="2cm" svg:x="8.25cm" svg:y="14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1" svg:width="2cm" svg:height="2cm" svg:x="8.25cm" svg:y="12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20" svg:width="2cm" svg:height="2cm" svg:x="8.25cm" svg:y="10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1" svg:width="2cm" svg:height="2cm" svg:x="18.5cm" svg:y="12.7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frame draw:style-name="gr6" draw:text-style-name="P4" draw:layer="layout" svg:width="3.821cm" svg:height="1.673cm" svg:x="2.5cm" svg:y="16.75cm">
          <draw:text-box>
            <text:p>Исходное</text:p>
            <text:p>сообщение</text:p>
          </draw:text-box>
        </draw:frame>
        <draw:frame draw:style-name="gr6" draw:text-style-name="P4" draw:layer="layout" svg:width="4.075cm" svg:height="1.673cm" svg:x="23.75cm" svg:y="16.75cm">
          <draw:text-box>
            <text:p>Полученное</text:p>
            <text:p>сообщение</text:p>
          </draw:text-box>
        </draw:frame>
        <draw:custom-shape draw:style-name="gr22" draw:text-style-name="P7" draw:layer="layout" svg:width="6.674cm" svg:height="0.75cm" draw:transform="rotate (-1.36135681655558) translate (12.612cm 6.816cm)">
          <text:p/>
          <draw:enhanced-geometry svg:viewBox="0 0 21600 21600" draw:text-areas="0 ?f0 ?f5 ?f2" draw:type="right-arrow" draw:modifiers="15357.9062159215 4314.247669773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6.674cm" svg:height="0.75cm" draw:transform="rotate (1.38980568336308) translate (15.5cm 13.315cm)">
          <text:p/>
          <draw:enhanced-geometry svg:viewBox="0 0 21600 21600" draw:text-areas="0 ?f0 ?f5 ?f2" draw:type="right-arrow" draw:modifiers="15357.9062159215 4314.247669773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5.988cm" svg:height="0.962cm" svg:x="11.75cm" svg:y="10cm">
          <draw:text-box>
            <text:p>Ш <text:s/>Е <text:s/>Й <text:s/>П <text:s/>И <text:s text:c="2"/>Н <text:s/>Г</text:p>
          </draw:text-box>
        </draw:frame>
        <draw:frame draw:style-name="gr6" draw:text-style-name="P4" draw:layer="layout" svg:width="2.352cm" svg:height="0.878cm" svg:x="7.5cm" svg:y="2.622cm">
          <draw:text-box>
            <text:p><text:span text:style-name="T1">Клиент</text:span></text:p>
          </draw:text-box>
        </draw:frame>
        <draw:frame draw:style-name="gr6" draw:text-style-name="P4" draw:layer="layout" svg:width="3.042cm" svg:height="0.962cm" svg:x="2.25cm" svg:y="5.25cm">
          <draw:text-box>
            <text:p>Http.post</text:p>
          </draw:text-box>
        </draw:frame>
        <draw:frame draw:style-name="gr6" draw:text-style-name="P4" draw:layer="layout" svg:width="3.321cm" svg:height="0.962cm" svg:x="24.25cm" svg:y="5.288cm">
          <draw:text-box>
            <text:p>Http.liste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5T14:17:48.438000000</meta:creation-date>
    <dc:date>2020-10-25T15:08:56.930000000</dc:date>
    <meta:editing-duration>PT30M31S</meta:editing-duration>
    <meta:editing-cycles>9</meta:editing-cycles>
    <meta:generator>LibreOffice/7.0.2.2$Windows_X86_64 LibreOffice_project/8349ace3c3162073abd90d81fd06dcfb6b36b994</meta:generator>
    <meta:document-statistic meta:object-count="55"/>
  </office:meta>
</office:document-meta>
</file>